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57cm" fo:min-width="0.6cm"/>
    </style:style>
    <style:style style:name="gr5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9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2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5cm" fo:min-width="0.163cm"/>
    </style:style>
    <style:style style:name="gr14" style:family="graphic" style:parent-style-name="objectwithoutfill">
      <style:graphic-properties draw:stroke="solid" draw:stroke-dash="Fine_20_Dashed" svg:stroke-width="0.04cm" svg:stroke-color="#b2b2b2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5cm" svg:stroke-color="#b2b2b2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104cm"/>
    </style:style>
    <style:style style:name="gr17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95cm"/>
    </style:style>
    <style:style style:name="gr21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fo:color="#000000"/>
    </style:style>
    <style:style style:name="P4" style:family="paragraph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7" style:family="paragraph">
      <style:text-properties fo:font-size="6pt" style:font-size-asian="6pt" style:font-size-complex="6pt"/>
    </style:style>
    <style:style style:name="P8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9" style:family="paragraph">
      <style:paragraph-properties fo:text-align="center"/>
      <style:text-properties fo:color="#666666"/>
    </style:style>
    <style:style style:name="P10" style:family="paragraph">
      <style:paragraph-properties fo:text-align="center"/>
      <style:text-properties fo:color="#666666" fo:font-size="9pt" style:font-size-asian="9pt" style:font-size-complex="9pt"/>
    </style:style>
    <style:style style:name="P11" style:family="paragraph">
      <style:text-properties fo:color="#666666" fo:font-size="6pt" fo:font-style="normal" style:font-size-asian="6pt" style:font-style-asian="normal" style:font-size-complex="6pt" style:font-style-complex="normal"/>
    </style:style>
    <style:style style:name="P12" style:family="paragraph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P15" style:family="paragraph">
      <style:text-properties fo:font-size="6pt" fo:font-style="normal" style:font-size-asian="6pt" style:font-style-asian="normal" style:font-size-complex="6pt" style:font-style-complex="normal"/>
    </style:style>
    <style:style style:name="P16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17" style:family="paragraph">
      <style:text-properties fo:font-size="4pt" fo:font-style="normal" style:font-size-asian="4pt" style:font-style-asian="normal" style:font-size-complex="4pt" style:font-style-complex="normal"/>
    </style:style>
    <style:style style:name="P18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19" style:family="paragraph">
      <style:text-properties fo:color="#000000" fo:font-size="6pt" style:font-size-asian="6pt" style:font-size-complex="6pt"/>
    </style:style>
    <style:style style:name="P20" style:family="paragraph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fo:color="#666666" fo:font-size="9pt" style:font-size-asian="9pt" style:font-size-complex="9pt"/>
    </style:style>
    <style:style style:name="T8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9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1" style:family="text">
      <style:text-properties style:font-name="DejaVu Sans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T12" style:family="text">
      <style:text-properties style:text-position="-10% 50%" style:font-name="Arial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5" style:family="text">
      <style:text-properties style:font-name="Arial" fo:font-size="4pt" fo:font-style="normal" style:font-size-asian="4pt" style:font-style-asian="normal" style:font-size-complex="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3.3cm" svg:x="7.8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0.9cm" svg:x="7.9cm" svg:y="7.6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9cm" svg:y1="8.6cm" svg:x2="7.9cm" svg:y2="8.207cm">
          <text:p/>
        </draw:line>
        <draw:line draw:style-name="gr3" draw:text-style-name="P1" draw:layer="layout" svg:x1="8.8cm" svg:y1="8.001cm" svg:x2="9.752cm" svg:y2="8cm">
          <text:p/>
        </draw:line>
        <draw:frame draw:style-name="gr4" draw:text-style-name="P4" draw:layer="layout" svg:width="1.116cm" svg:height="0.621cm" svg:x="6.8cm" svg:y="9.8cm">
          <draw:text-box>
            <text:p text:style-name="P3"><text:span text:style-name="T2">0.5</text:span><text:span text:style-name="T3">w</text:span><text:span text:style-name="T4">2</text:span></text:p>
          </draw:text-box>
        </draw:frame>
        <draw:g>
          <draw:custom-shape draw:style-name="gr5" draw:text-style-name="P5" draw:layer="layout" svg:width="0.9cm" svg:height="0.9cm" svg:x="11.2cm" svg:y="8.4cm">
            <text:p text:style-name="P1"><text:span text:style-name="T13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772cm" svg:height="0.155cm" draw:transform="rotate (-2.51275052409624) translate (12.0166311862205cm 8.67161647234873cm)" svg:viewBox="0 0 773 156" svg:d="M0 18c404 294 207-274 773 138">
            <text:p/>
          </draw:path>
        </draw:g>
        <draw:line draw:style-name="gr3" draw:text-style-name="P1" draw:layer="layout" svg:x1="10.3cm" svg:y1="8cm" svg:x2="11.3cm" svg:y2="8.6cm">
          <text:p/>
        </draw:line>
        <draw:frame draw:style-name="gr7" draw:text-style-name="P6" draw:layer="layout" svg:width="0.947cm" svg:height="0.607cm" svg:x="9.5cm" svg:y="7.7cm">
          <draw:text-box>
            <text:p><text:span text:style-name="T5">net</text:span></text:p>
          </draw:text-box>
        </draw:frame>
        <draw:frame draw:style-name="gr8" draw:text-style-name="P8" draw:layer="layout" svg:width="0.549cm" svg:height="0.493cm" svg:x="12.9cm" svg:y="8.707cm">
          <draw:text-box>
            <text:p text:style-name="P7"><text:span text:style-name="T6">j</text:span></text:p>
          </draw:text-box>
        </draw:frame>
        <draw:g>
          <draw:custom-shape draw:style-name="gr9" draw:text-style-name="P10" draw:layer="layout" svg:width="0.9cm" svg:height="0.9cm" svg:x="4.501cm" svg:y="6.801cm">
            <text:p text:style-name="P9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621cm" svg:height="0.493cm" svg:x="4.801cm" svg:y="7.101cm">
            <draw:text-box>
              <text:p text:style-name="P11"><text:span text:style-name="T8">1</text:span></text:p>
            </draw:text-box>
          </draw:frame>
        </draw:g>
        <draw:line draw:style-name="gr3" draw:text-style-name="P1" draw:layer="layout" svg:x1="12.1cm" svg:y1="8.9cm" svg:x2="12.9cm" svg:y2="8.9cm">
          <text:p/>
        </draw:line>
        <draw:frame draw:style-name="gr11" draw:text-style-name="P6" draw:layer="layout" svg:width="0.663cm" svg:height="0.607cm" svg:x="12.754cm" svg:y="8.494cm">
          <draw:text-box>
            <text:p><text:span text:style-name="T5">y</text:span></text:p>
          </draw:text-box>
        </draw:frame>
        <draw:line draw:style-name="gr3" draw:text-style-name="P1" draw:layer="layout" svg:x1="6.9cm" svg:y1="7.2cm" svg:x2="7.9cm" svg:y2="8cm">
          <text:p/>
        </draw:line>
        <draw:line draw:style-name="gr12" draw:text-style-name="P1" draw:layer="layout" svg:x1="6.8cm" svg:y1="7.5cm" svg:x2="8cm" svg:y2="9.1cm">
          <text:p/>
        </draw:line>
        <draw:frame draw:style-name="gr8" draw:text-style-name="P8" draw:layer="layout" svg:width="0.549cm" svg:height="0.493cm" svg:x="9.948cm" svg:y="7.915cm">
          <draw:text-box>
            <text:p text:style-name="P7"><text:span text:style-name="T6">j</text:span></text:p>
          </draw:text-box>
        </draw:frame>
        <draw:frame draw:style-name="gr8" draw:text-style-name="P8" draw:layer="layout" svg:width="0.68cm" svg:height="0.493cm" svg:x="4.62cm" svg:y="7.6cm">
          <draw:text-box>
            <text:p text:style-name="P7"><text:span text:style-name="T6">...</text:span></text:p>
          </draw:text-box>
        </draw:frame>
        <draw:frame draw:style-name="gr8" draw:text-style-name="P8" draw:layer="layout" svg:width="0.68cm" svg:height="0.493cm" svg:x="4.62cm" svg:y="8.901cm">
          <draw:text-box>
            <text:p text:style-name="P7"><text:span text:style-name="T6">...</text:span></text:p>
          </draw:text-box>
        </draw:frame>
        <draw:frame draw:style-name="gr13" draw:text-style-name="P14" draw:layer="layout" svg:width="4.254cm" svg:height="0.612cm" svg:x="8.9cm" svg:y="10.088cm">
          <draw:text-box>
            <text:p text:style-name="P13"><text:span text:style-name="T5">j</text:span><text:span text:style-name="T9">th</text:span><text:span text:style-name="T10"> Artificial Spiking</text:span><text:span text:style-name="T10"> Neuron</text:span></text:p>
          </draw:text-box>
        </draw:frame>
        <draw:line draw:style-name="gr14" draw:text-style-name="P1" draw:layer="layout" svg:x1="2.2cm" svg:y1="7.2cm" svg:x2="4.5cm" svg:y2="7.2cm">
          <text:p/>
        </draw:line>
        <draw:line draw:style-name="gr14" draw:text-style-name="P1" draw:layer="layout" svg:x1="2.19cm" svg:y1="8.6cm" svg:x2="4.49cm" svg:y2="8.6cm">
          <text:p/>
        </draw:line>
        <draw:line draw:style-name="gr14" draw:text-style-name="P1" draw:layer="layout" svg:x1="2.19cm" svg:y1="9.9cm" svg:x2="4.49cm" svg:y2="9.9cm">
          <text:p/>
        </draw:line>
        <draw:line draw:style-name="gr15" draw:text-style-name="P1" draw:layer="layout" svg:x1="4cm" svg:y1="7cm" svg:x2="4cm" svg:y2="7.2cm">
          <text:p/>
        </draw:line>
        <draw:line draw:style-name="gr15" draw:text-style-name="P1" draw:layer="layout" svg:x1="2.4cm" svg:y1="7cm" svg:x2="2.4cm" svg:y2="7.2cm">
          <text:p/>
        </draw:line>
        <draw:line draw:style-name="gr15" draw:text-style-name="P1" draw:layer="layout" svg:x1="3.9cm" svg:y1="7cm" svg:x2="3.9cm" svg:y2="7.2cm">
          <text:p/>
        </draw:line>
        <draw:line draw:style-name="gr15" draw:text-style-name="P1" draw:layer="layout" svg:x1="3.1cm" svg:y1="7cm" svg:x2="3.1cm" svg:y2="7.2cm">
          <text:p/>
        </draw:line>
        <draw:line draw:style-name="gr15" draw:text-style-name="P1" draw:layer="layout" svg:x1="4cm" svg:y1="8.4cm" svg:x2="4cm" svg:y2="8.6cm">
          <text:p/>
        </draw:line>
        <draw:line draw:style-name="gr15" draw:text-style-name="P1" draw:layer="layout" svg:x1="2.6cm" svg:y1="8.4cm" svg:x2="2.6cm" svg:y2="8.6cm">
          <text:p/>
        </draw:line>
        <draw:line draw:style-name="gr15" draw:text-style-name="P1" draw:layer="layout" svg:x1="3.5cm" svg:y1="8.4cm" svg:x2="3.5cm" svg:y2="8.6cm">
          <text:p/>
        </draw:line>
        <draw:line draw:style-name="gr15" draw:text-style-name="P1" draw:layer="layout" svg:x1="3.3cm" svg:y1="8.4cm" svg:x2="3.3cm" svg:y2="8.6cm">
          <text:p/>
        </draw:line>
        <draw:line draw:style-name="gr15" draw:text-style-name="P1" draw:layer="layout" svg:x1="2.8cm" svg:y1="9.7cm" svg:x2="2.8cm" svg:y2="9.9cm">
          <text:p/>
        </draw:line>
        <draw:line draw:style-name="gr15" draw:text-style-name="P1" draw:layer="layout" svg:x1="3cm" svg:y1="9.7cm" svg:x2="3cm" svg:y2="9.9cm">
          <text:p/>
        </draw:line>
        <draw:line draw:style-name="gr15" draw:text-style-name="P1" draw:layer="layout" svg:x1="2.321cm" svg:y1="9.7cm" svg:x2="2.321cm" svg:y2="9.9cm">
          <text:p/>
        </draw:line>
        <draw:line draw:style-name="gr15" draw:text-style-name="P1" draw:layer="layout" svg:x1="3.1cm" svg:y1="9.7cm" svg:x2="3.1cm" svg:y2="9.9cm">
          <text:p/>
        </draw:line>
        <draw:line draw:style-name="gr15" draw:text-style-name="P1" draw:layer="layout" svg:x1="3.2cm" svg:y1="9.7cm" svg:x2="3.2cm" svg:y2="9.9cm">
          <text:p/>
        </draw:line>
        <draw:line draw:style-name="gr3" draw:text-style-name="P1" draw:layer="layout" svg:x1="5.39cm" svg:y1="8.6cm" svg:x2="6cm" svg:y2="8.6cm">
          <text:p/>
        </draw:line>
        <draw:line draw:style-name="gr3" draw:text-style-name="P1" draw:layer="layout" svg:x1="5.4cm" svg:y1="7.3cm" svg:x2="6cm" svg:y2="7.3cm">
          <text:p/>
        </draw:line>
        <draw:line draw:style-name="gr3" draw:text-style-name="P1" draw:layer="layout" svg:x1="5.4cm" svg:y1="9.9cm" svg:x2="6cm" svg:y2="9.9cm">
          <text:p/>
        </draw:line>
        <draw:frame draw:style-name="gr7" draw:text-style-name="P6" draw:layer="layout" svg:width="1.175cm" svg:height="0.666cm" svg:x="5.1cm" svg:y="7.8cm">
          <draw:text-box>
            <text:p><text:span text:style-name="T5">×</text:span><text:span text:style-name="T11">τ</text:span><text:span text:style-name="T12">syn</text:span></text:p>
          </draw:text-box>
        </draw:frame>
        <draw:g>
          <draw:custom-shape draw:style-name="gr2" draw:text-style-name="P5" draw:layer="layout" svg:width="0.9cm" svg:height="0.9cm" svg:x="5.99cm" svg:y="8.101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0.549cm" svg:height="0.493cm" svg:x="6.29cm" svg:y="8.401cm">
            <draw:text-box>
              <text:p text:style-name="P15"><text:span text:style-name="T14">i</text:span></text:p>
            </draw:text-box>
          </draw:frame>
        </draw:g>
        <draw:g>
          <draw:custom-shape draw:style-name="gr2" draw:text-style-name="P5" draw:layer="layout" svg:width="0.9cm" svg:height="0.9cm" svg:x="5.991cm" svg:y="6.802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6" draw:layer="layout" svg:width="0.621cm" svg:height="0.493cm" svg:x="6.291cm" svg:y="7.102cm">
            <draw:text-box>
              <text:p text:style-name="P15"><text:span text:style-name="T14">1</text:span></text:p>
            </draw:text-box>
          </draw:frame>
        </draw:g>
        <draw:g>
          <draw:custom-shape draw:style-name="gr2" draw:text-style-name="P5" draw:layer="layout" svg:width="0.9cm" svg:height="0.9cm" svg:x="5.991cm" svg:y="9.402cm">
            <text:p text:style-name="P1"><text:span text:style-name="T13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8" draw:layer="layout" svg:width="0.604cm" svg:height="0.408cm" svg:x="6.286cm" svg:y="9.793cm">
            <draw:text-box>
              <text:p text:style-name="P17"><text:span text:style-name="T15">N</text:span></text:p>
            </draw:text-box>
          </draw:frame>
        </draw:g>
        <draw:frame draw:style-name="gr8" draw:text-style-name="P8" draw:layer="layout" svg:width="0.68cm" svg:height="0.493cm" svg:x="6.11cm" svg:y="7.601cm">
          <draw:text-box>
            <text:p text:style-name="P7"><text:span text:style-name="T6">...</text:span></text:p>
          </draw:text-box>
        </draw:frame>
        <draw:frame draw:style-name="gr8" draw:text-style-name="P8" draw:layer="layout" svg:width="0.68cm" svg:height="0.493cm" svg:x="6.11cm" svg:y="8.902cm">
          <draw:text-box>
            <text:p text:style-name="P7"><text:span text:style-name="T6">...</text:span></text:p>
          </draw:text-box>
        </draw:frame>
        <draw:custom-shape draw:style-name="gr17" draw:text-style-name="P2" draw:layer="layout" svg:width="0.9cm" svg:height="0.9cm" svg:x="7.9cm" svg:y="9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8cm" svg:y1="8.8cm" svg:x2="7.9cm" svg:y2="9.3cm">
          <text:p/>
        </draw:line>
        <draw:line draw:style-name="gr18" draw:text-style-name="P1" draw:layer="layout" svg:x1="8.8cm" svg:y1="9.501cm" svg:x2="9.752cm" svg:y2="9.5cm">
          <text:p/>
        </draw:line>
        <draw:frame draw:style-name="gr19" draw:text-style-name="P6" draw:layer="layout" svg:width="1.1cm" svg:height="0.607cm" svg:x="7cm" svg:y="7cm">
          <draw:text-box>
            <text:p><text:span text:style-name="T5">w</text:span></text:p>
          </draw:text-box>
        </draw:frame>
        <draw:frame draw:style-name="gr20" draw:text-style-name="P8" draw:layer="layout" svg:width="0.595cm" svg:height="0.493cm" svg:x="7.2cm" svg:y="7.2cm">
          <draw:text-box>
            <text:p text:style-name="P7"><text:span text:style-name="T6">ij</text:span></text:p>
          </draw:text-box>
        </draw:frame>
        <draw:line draw:style-name="gr3" draw:text-style-name="P1" draw:layer="layout" svg:x1="6.9cm" svg:y1="9.9cm" svg:x2="8cm" svg:y2="8.3cm">
          <text:p/>
        </draw:line>
        <draw:line draw:style-name="gr12" draw:text-style-name="P1" draw:layer="layout" svg:x1="6.9cm" svg:y1="10cm" svg:x2="7.9cm" svg:y2="9.5cm">
          <text:p/>
        </draw:line>
        <draw:frame draw:style-name="gr21" draw:text-style-name="P20" draw:layer="layout" svg:width="0.595cm" svg:height="0.493cm" svg:x="7.306cm" svg:y="10.001cm">
          <draw:text-box>
            <text:p text:style-name="P19"><text:span text:style-name="T2">ij</text:span></text:p>
          </draw:text-box>
        </draw:frame>
        <draw:frame draw:style-name="gr7" draw:text-style-name="P6" draw:layer="layout" svg:width="0.947cm" svg:height="0.607cm" svg:x="9.501cm" svg:y="9.201cm">
          <draw:text-box>
            <text:p><text:span text:style-name="T5">σ</text:span></text:p>
          </draw:text-box>
        </draw:frame>
        <draw:frame draw:style-name="gr8" draw:text-style-name="P8" draw:layer="layout" svg:width="0.549cm" svg:height="0.493cm" svg:x="9.749cm" svg:y="9.416cm">
          <draw:text-box>
            <text:p text:style-name="P7"><text:span text:style-name="T6">j</text:span></text:p>
          </draw:text-box>
        </draw:frame>
        <draw:line draw:style-name="gr18" draw:text-style-name="P1" draw:layer="layout" svg:x1="10.1cm" svg:y1="9.5cm" svg:x2="11.3cm" svg:y2="9.1cm">
          <text:p/>
        </draw:line>
        <draw:line draw:style-name="gr3" draw:text-style-name="P1" draw:layer="layout" svg:x1="13.3cm" svg:y1="8.9cm" svg:x2="14.09cm" svg:y2="8.9cm">
          <text:p/>
        </draw:line>
        <draw:g>
          <draw:custom-shape draw:style-name="gr9" draw:text-style-name="P10" draw:layer="layout" svg:width="0.9cm" svg:height="0.9cm" svg:x="4.492cm" svg:y="8.102cm">
            <text:p text:style-name="P9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621cm" svg:height="0.493cm" svg:x="4.792cm" svg:y="8.402cm">
            <draw:text-box>
              <text:p text:style-name="P11"><text:span text:style-name="T8">i</text:span></text:p>
            </draw:text-box>
          </draw:frame>
        </draw:g>
        <draw:g>
          <draw:custom-shape draw:style-name="gr9" draw:text-style-name="P10" draw:layer="layout" svg:width="0.9cm" svg:height="0.9cm" svg:x="4.492cm" svg:y="9.402cm">
            <text:p text:style-name="P9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654cm" svg:height="0.493cm" svg:x="4.792cm" svg:y="9.702cm">
            <draw:text-box>
              <text:p text:style-name="P11"><text:span text:style-name="T8">N</text:span></text:p>
            </draw:text-box>
          </draw:frame>
        </draw:g>
        <draw:g>
          <draw:custom-shape draw:style-name="gr9" draw:text-style-name="P10" draw:layer="layout" svg:width="0.9cm" svg:height="0.9cm" svg:x="14.1cm" svg:y="8.4cm">
            <text:p text:style-name="P9"><text:span text:style-name="T7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2" draw:layer="layout" svg:width="0.621cm" svg:height="0.493cm" svg:x="14.4cm" svg:y="8.7cm">
            <draw:text-box>
              <text:p text:style-name="P11"><text:span text:style-name="T8">j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17T14:50:34.183557937</dc:date>
    <meta:editing-duration>PT2H31M41S</meta:editing-duration>
    <meta:editing-cycles>15</meta:editing-cycles>
    <meta:generator>LibreOffice/4.2.8.2$Linux_X86_64 LibreOffice_project/420m0$Build-2</meta:generator>
    <meta:document-statistic meta:object-count="74"/>
  </office:meta>
</office:document-meta>
</file>